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rsid="000e2dcb" officeooo:paragraph-rsid="000ef54a" style:font-weight-asian="normal" style:font-weight-complex="normal"/>
    </style:style>
    <style:style style:name="P2" style:family="paragraph" style:parent-style-name="Standard">
      <style:paragraph-properties fo:text-align="justify" style:justify-single-word="false"/>
      <style:text-properties style:font-name="Arial" fo:font-weight="normal" officeooo:rsid="000e2dcb" officeooo:paragraph-rsid="001479b6"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rsid="000e2dcb" officeooo:paragraph-rsid="001635b7" style:font-weight-asian="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text-properties style:font-name="Arial" fo:font-weight="normal" officeooo:rsid="000e2dcb" officeooo:paragraph-rsid="000e2dcb"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e2dcb" officeooo:paragraph-rsid="002c89ce" style:font-weight-asian="normal" style:font-weight-complex="normal"/>
    </style:style>
    <style:style style:name="P7" style:family="paragraph" style:parent-style-name="Standard">
      <style:paragraph-properties fo:text-align="justify" style:justify-single-word="false"/>
      <style:text-properties style:font-name="Arial" fo:font-weight="bold" officeooo:rsid="000e2dcb" officeooo:paragraph-rsid="000e2dcb" style:font-weight-asian="bold" style:font-weight-complex="bold"/>
    </style:style>
    <style:style style:name="T1" style:family="text">
      <style:text-properties officeooo:rsid="000ef54a"/>
    </style:style>
    <style:style style:name="T2" style:family="text">
      <style:text-properties officeooo:rsid="0010c74f"/>
    </style:style>
    <style:style style:name="T3" style:family="text">
      <style:text-properties officeooo:rsid="001289e9"/>
    </style:style>
    <style:style style:name="T4" style:family="text">
      <style:text-properties officeooo:rsid="001479b6"/>
    </style:style>
    <style:style style:name="T5" style:family="text">
      <style:text-properties fo:font-style="italic" officeooo:rsid="001479b6" style:font-style-asian="italic" style:font-style-complex="italic"/>
    </style:style>
    <style:style style:name="T6" style:family="text">
      <style:text-properties fo:font-style="normal" officeooo:rsid="001479b6" style:font-style-asian="normal" style:font-style-complex="normal"/>
    </style:style>
    <style:style style:name="T7" style:family="text">
      <style:text-properties fo:font-style="normal" officeooo:rsid="00188eb0" style:font-style-asian="normal" style:font-style-complex="normal"/>
    </style:style>
    <style:style style:name="T8" style:family="text">
      <style:text-properties officeooo:rsid="001635b7"/>
    </style:style>
    <style:style style:name="T9" style:family="text">
      <style:text-properties officeooo:rsid="00176922"/>
    </style:style>
    <style:style style:name="T10" style:family="text">
      <style:text-properties officeooo:rsid="001a2e61"/>
    </style:style>
    <style:style style:name="T11" style:family="text">
      <style:text-properties officeooo:rsid="001e9779"/>
    </style:style>
    <style:style style:name="T12" style:family="text">
      <style:text-properties officeooo:rsid="001f1057"/>
    </style:style>
    <style:style style:name="T13" style:family="text">
      <style:text-properties officeooo:rsid="001fa4a8"/>
    </style:style>
    <style:style style:name="T14" style:family="text">
      <style:text-properties officeooo:rsid="0021188f"/>
    </style:style>
    <style:style style:name="T15" style:family="text">
      <style:text-properties officeooo:rsid="00219e3b"/>
    </style:style>
    <style:style style:name="T16" style:family="text">
      <style:text-properties officeooo:rsid="00233028"/>
    </style:style>
    <style:style style:name="T17" style:family="text">
      <style:text-properties officeooo:rsid="00242509"/>
    </style:style>
    <style:style style:name="T18" style:family="text">
      <style:text-properties officeooo:rsid="0025eb03"/>
    </style:style>
    <style:style style:name="T19" style:family="text">
      <style:text-properties officeooo:rsid="00262910"/>
    </style:style>
    <style:style style:name="T20" style:family="text">
      <style:text-properties officeooo:rsid="0027a253"/>
    </style:style>
    <style:style style:name="T21" style:family="text">
      <style:text-properties officeooo:rsid="0028c763"/>
    </style:style>
    <style:style style:name="T22" style:family="text">
      <style:text-properties officeooo:rsid="002b6d08"/>
    </style:style>
    <style:style style:name="T23" style:family="text">
      <style:text-properties officeooo:rsid="002c89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éalisation personnelle :</text:p>
      <text:p text:style-name="P5"><text:tab/><text:span text:style-name="T11">Pour mener à bien ce projet, </text:span><text:span text:style-name="T12">j’ai d’abord </text:span><text:span text:style-name="T13">commencé </text:span><text:span text:style-name="T12">par me demander quels seraient les différents modules à construire afin d’avoir une idée plus exacte du projet final. Certes, nous en avons rajoutés par la suite, mais dans l’ensemble je trouve que c’était une bonne idée.</text:span></text:p>
      <text:p text:style-name="P5"><text:tab/><text:span text:style-name="T14">De plus, pour répondre à l’attendu de l’aléatoire, il a été décidé de les définir dans la méthode constructeur des classes à l’aide de la fonction randint(), de sorte que </text:span><text:span text:style-name="T15">lorsque</text:span><text:span text:style-name="T14"> l’on instancie un objet de cette classe, celui-ci possède automatiquement des attributs aléatoires. </text:span><text:span text:style-name="T15">Par exemple, une porte pourra être de deux types différents, alors on crée dans la classe un attribut « self.type » qui prend au hasard la valeur « 1 » ou « 2 ».</text:span></text:p>
      <text:p text:style-name="P5"><text:tab/><text:span text:style-name="T15">J’ajoute que chaque classe possède deux méthodes, la méthode constructeur, contenant des informations, comme la taille de l’objet, un type aléatoire… Et ensuite la méthode draw() qui permet de dessiner l’objet. </text:span><text:span text:style-name="T16">Dans cette méthode, et ce pour presque toutes les classes, les coordonnées ne sont pas prisent en compte, ni même l’état du stylo (s’il est baissé ou levé). Ainsi, si on appelle la méthode draw() sur l’objet, il sera dessiné aux coordonnées courantes du pointeur, </text:span><text:span text:style-name="T17">si le stylo est baissé. Au final c’est un gain de temps, puisque pour assembler des objets (par exemple faire un étage en assemblant des fenêtres, des portes…), on se sert uniquement des positions relatives et on a besoin de coordonnées seulement pour la classe qui regroupe toutes les autres (voir le schéma), à savoir Rue, pour le point d’origine.</text:span></text:p>
      <text:p text:style-name="P5"/>
      <text:p text:style-name="P5"><text:tab/><text:span text:style-name="T18">J’ai apprécié ce projet qui m’a permis de m’entraîner à quelque chose qui ressemble au</text:span><text:span text:style-name="T22">x</text:span><text:span text:style-name="T18"> trophée</text:span><text:span text:style-name="T22">s</text:span><text:span text:style-name="T18"> de NSI. C’est instructif, et cela donne des bases au travail de groupe sur un projet informatique. Cela me donne des pistes pour améliorer la collaboration, par exemple que tous les </text:span><text:span text:style-name="T19">participants</text:span><text:span text:style-name="T18"> aient une idée générale du projet, et pour cela peut-être organiser des réunions régulières. Elles permettraient en plus de répartir clairement le travail et de rester au courant de l’avancement des diverses « branches » du projet global.</text:span></text:p>
      <text:p text:style-name="P5"><text:tab/><text:span text:style-name="T19">Je pourrais également améliorer la clarté des noms de mes variables afin que d’éventuels relecteurs les comprennent mieux, car il est vrai que j’ai tendance à faire des abréviations.</text:span></text:p>
      <text:p text:style-name="P5"><text:tab/><text:span text:style-name="T19">De plus je n’étais pas pleinement impliqué dans la rédaction régulière du compte rendu et de la documentation, c’est aussi un point à améliorer.</text:span></text:p>
      <text:p text:style-name="P5"><text:tab/><text:span text:style-name="T20">Enfin je suis content que nous soyons parvenus à quelque chose de cohérent, car tous les modules s’intègrent bien </text:span><text:span text:style-name="T21">au projet</text:span><text:span text:style-name="T20">, et le résultat final est satisfaisant.</text:span></text:p>
      <text:p text:style-name="P5"/>
      <text:p text:style-name="P5"/>
      <text:p text:style-name="P7">Intégration de mon travail :</text:p>
      <text:p text:style-name="P6"><text:span text:style-name="T23"><text:tab/>Au final, une rue avec 4 immeubles est dessinée, il y a 2 types de portes, de toits, des fenêtres avec ou sans balcon, un nombre d’étage compris entre 0 et 4, et une couleur de façade aléatoire (avec de l’aléatoire sur les composantes, rouges, vertes, et bleues de cette couleur).</text:span></text:p>
      <text:p text:style-name="P6"><text:span text:style-name="T23"><text:tab/>Chacun d’entre nous a plus ou moins travaillé sur toutes les classes du projet, cependant, AAAAAAA VENEZ M’AIDER</text:span></text:p>
      <text:p text:style-name="P5"/>
      <text:p text:style-name="P5"/>
      <text:p text:style-name="P7">Bilan et perspectives :</text:p>
      <text:p text:style-name="P3"><text:tab/><text:span text:style-name="T1">Je suis assez content, car nous avons terminé le projet en conformité avec le cahier des charges </text:span><text:span text:style-name="T8">(voir le schéma pour comprendre l’interdépendance de nos modules)</text:span><text:span text:style-name="T1">. Néanmoins, je pense qu’il aurait été plus complet avec des touches </text:span><text:span text:style-name="T2">d’avantage</text:span><text:span text:style-name="T1"> </text:span><text:soft-page-break/><text:span text:style-name="T1">personnelles, </text:span><text:span text:style-name="T2">avec</text:span><text:span text:style-name="T1"> l’ajout d’autres objets, comme des cheminées, des styles différents…</text:span><text:span text:style-name="T8"> Et également de mieux s’impliquer dans la réalisation du compte-rendu, et cela plus régulièrement.</text:span></text:p>
      <text:p text:style-name="P1"><text:span text:style-name="T1"><text:tab/>De plus je me rends compte qu’avec un projet d’ampleur, tel que celui-ci, il est profitable de travailler en groupe, qui plus est avec la technique de la modularité. Elle permet en effet de mieux répartir le travail à tous les membres du groupe, afin qu’il soit plus efficace, sans que chacun n’ai</text:span><text:span text:style-name="T2">t</text:span><text:span text:style-name="T1"> à tout connaître du projet. </text:span><text:span text:style-name="T2">C’est pourquoi, même si en tant que chef du projet je dois connaître un peu l’idée générale de celui-ci, je devrais davantage faire confiance à mes collaborateurs, au lieu de toujours vérifier leurs codes.</text:span></text:p>
      <text:p text:style-name="P1"><text:tab/><text:span text:style-name="T2">Ainsi j’ai appris qu’il est préférable de connaître les </text:span><text:span text:style-name="T3">variables</text:span><text:span text:style-name="T2"> que l’on va recevoir, a</text:span><text:span text:style-name="T10">in</text:span><text:span text:style-name="T2">si que </text:span><text:span text:style-name="T3">celles</text:span><text:span text:style-name="T2"> qui vont êtres renvoyé</text:span><text:span text:style-name="T3">e</text:span><text:span text:style-name="T2">s avant de commencer à construire une classe, afin que celle-ci s’intègre parfaitement au projet global.</text:span></text:p>
      <text:p text:style-name="P2"><text:tab/><text:span text:style-name="T4">Enfin, ce projet, m’a permis d’expérimenter des outils tels que </text:span><text:a xlink:type="simple" xlink:href="https://github.com/" text:style-name="Internet_20_link" text:visited-style-name="Visited_20_Internet_20_Link"><text:span text:style-name="T5">Github</text:span></text:a><text:span text:style-name="T4">, pour partager le travaille avec fluidité et rapidité entre les membres du groupe. C’est aussi un moyen pratique pour savoir où l’on en </text:span><text:span text:style-name="T9">est</text:span><text:span text:style-name="T4"> avec sa journalisation. </text:span><text:span text:style-name="T9">Et</text:span><text:span text:style-name="T4"> il m’a aussi permis d’utiliser un éditeur de code très pratique, </text:span><text:span text:style-name="T5">VSCodium</text:span><text:span text:style-name="T6"> (un fork de </text:span><text:span text:style-name="T5">VSCode</text:span><text:span text:style-name="T6">)</text:span><text:span text:style-name="T7">,</text:span><text:span text:style-name="T4"> qui permet entre autres de simplifier la synchronisation des fichiers avec le serveur de </text:span><text:a xlink:type="simple" xlink:href="https://github.com/" text:style-name="Internet_20_link" text:visited-style-name="Visited_20_Internet_20_Link"><text:span text:style-name="T5">Github</text:span></text:a><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21:09:20.700912178</meta:creation-date>
    <meta:generator>LibreOffice/7.3.7.2$Linux_X86_64 LibreOffice_project/30$Build-2</meta:generator>
    <dc:date>2022-12-30T19:05:02.469954376</dc:date>
    <meta:editing-duration>PT2H2M34S</meta:editing-duration>
    <meta:editing-cycles>22</meta:editing-cycles>
    <meta:document-statistic meta:table-count="0" meta:image-count="0" meta:object-count="0" meta:page-count="2" meta:paragraph-count="17" meta:word-count="769" meta:character-count="4660" meta:non-whitespace-character-count="3895"/>
  </office:meta>
</office:document-meta>
</file>